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ge-end-margin" fo:background-color="#ffffff" style:background-transparency="100%" style:shadow="none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50012506779477595" text:style-name="L1">
        <text:list-item>
          <text:p text:style-name="P2">In your own words, what does it mean to “find the limit of f(x) as x approaches 3”?<text:line-break/>It means to identify the value of f(x) before f(x) become undefinable at 3. </text:p>
        </text:list-item>
        <text:list-item>
          <text:p text:style-name="P2">An expression of the form <draw:frame draw:style-name="fr1" draw:name="Object2" text:anchor-type="as-char" svg:y="-0.2437in" svg:width="0.2in" svg:height="0.3929in" draw:z-index="1"><draw:object xlink:href="./Object 2" xlink:type="simple" xlink:show="embed" xlink:actuate="onLoad"/><draw:image xlink:href="./ObjectReplacements/Object 2" xlink:type="simple" xlink:show="embed" xlink:actuate="onLoad"/></draw:frame>is called ___.<text:line-break/>Indeterminate form</text:p>
        </text:list-item>
        <text:list-item>
          <text:p text:style-name="P2">T/F: The limit of f(x) as x approaches 5 is f(5).<text:line-break/>False</text:p>
        </text:list-item>
        <text:list-item>
          <text:p text:style-name="P2">Describe three situations where <draw:frame draw:style-name="fr1" draw:name="Object3" text:anchor-type="as-char" svg:y="-0.1484in" svg:width="0.7008in" svg:height="0.2945in" draw:z-index="2"><draw:object xlink:href="./Object 3" xlink:type="simple" xlink:show="embed" xlink:actuate="onLoad"/><draw:image xlink:href="./ObjectReplacements/Object 3" xlink:type="simple" xlink:show="embed" xlink:actuate="onLoad"/></draw:frame>does not exist.<text:line-break/>1. The function f(x) approaches different values on either side of c. <text:line-break/>2. The function grows without upper or lower bound as x approaches c.<text:line-break/>3. The function oscillates as x approaches c.</text:p>
        </text:list-item>
      </text:list>
      <text:p text:style-name="Standard"><text:line-break/><text:soft-page-break/><draw:frame draw:style-name="fr2" draw:name="Object1" text:anchor-type="as-char" svg:y="-4.5339in" svg:width="1.7984in" svg:height="9.00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oft-page-break/><draw:frame draw:style-name="fr1" draw:name="Object4" text:anchor-type="as-char" svg:y="-4.3846in" svg:width="2.1181in" svg:height="8.71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P1"/>
      <text:p text:style-name="Standard"><draw:frame draw:style-name="fr1" draw:name="Object5" text:anchor-type="as-char" svg:y="-3.9917in" svg:width="1.9717in" svg:height="7.923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1-28T15:40:55.36</meta:creation-date>
    <dc:date>2018-01-28T16:40:58.42</dc:date>
    <dc:creator>Timothy Cayer</dc:creator>
    <meta:editing-duration>PT18M4S</meta:editing-duration>
    <meta:editing-cycles>6</meta:editing-cycles>
    <meta:generator>OpenOffice/4.1.3$Win32 OpenOffice.org_project/413m1$Build-9783</meta:generator>
    <meta:document-statistic meta:table-count="0" meta:image-count="0" meta:object-count="5" meta:page-count="4" meta:paragraph-count="7" meta:word-count="98" meta:character-count="52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row>
                  <munder>
                    <mi>lim</mi>
                    <mrow>
                      <mrow>
                        <mi>x</mi>
                        <mo stretchy="false">→</mo>
                        <mn>1</mn>
                      </mrow>
                    </mrow>
                  </munder>
                  <msup>
                    <mi>x</mi>
                    <mrow>
                      <mn>2</mn>
                    </mrow>
                  </msup>
                </mrow>
                <mo stretchy="false">+</mo>
                <mn>3x</mn>
              </mrow>
              <mo stretchy="false">−</mo>
              <mn>5</mn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row>
                  <mn>1</mn>
                  <mo stretchy="false">+</mo>
                  <mn>3</mn>
                </mrow>
                <mo stretchy="false">−</mo>
                <mn>5</mn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n>4</mn>
                <mo stretchy="false">−</mo>
                <mn>5</mn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i/>
                  <mo stretchy="false">−</mo>
                  <mn>1</mn>
                </mrow>
              </mrow>
            </mrow>
          </mrow>
        </mtd>
      </mtr>
      <mtr>
        <mtd/>
      </mtr>
      <mtr>
        <mtd>
          <mrow>
            <mrow>
              <mrow>
                <mrow>
                  <mrow>
                    <munder>
                      <mi>lim</mi>
                      <mrow>
                        <mrow>
                          <mi>x</mi>
                          <mo stretchy="false">→</mo>
                          <mn>0</mn>
                        </mrow>
                      </mrow>
                    </munder>
                    <msup>
                      <mi>x</mi>
                      <mrow>
                        <mn>3</mn>
                      </mrow>
                    </msup>
                  </mrow>
                  <mo stretchy="false">−</mo>
                  <msup>
                    <mn>3x</mn>
                    <mrow>
                      <mn>2</mn>
                    </mrow>
                  </msup>
                </mrow>
                <mo stretchy="false">+</mo>
                <mi>x</mi>
              </mrow>
              <mo stretchy="false">−</mo>
              <mn>5</mn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sup>
                  <mn>0</mn>
                  <mrow>
                    <mn>3</mn>
                  </mrow>
                </msup>
                <mo stretchy="false">−</mo>
                <mn>3</mn>
              </mrow>
              <mrow>
                <mrow>
                  <msup>
                    <mrow>
                      <mo stretchy="false">(</mo>
                      <mrow>
                        <mn>0</mn>
                      </mrow>
                      <mo stretchy="false">)</mo>
                    </mrow>
                    <mrow>
                      <mn>2</mn>
                    </mrow>
                  </msup>
                  <mo stretchy="false">+</mo>
                  <mn>0</mn>
                </mrow>
                <mo stretchy="false">−</mo>
                <mn>5</mn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i/>
                  <mo stretchy="false">−</mo>
                  <mn>5</mn>
                </mrow>
              </mrow>
            </mrow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0</mn>
                  </mrow>
                </mrow>
              </munder>
              <mrow>
                <mfrac>
                  <mrow>
                    <mrow>
                      <mi>x</mi>
                      <mo stretchy="false">+</mo>
                      <mn>1</mn>
                    </mrow>
                  </mrow>
                  <mrow>
                    <mrow>
                      <msup>
                        <mi>x</mi>
                        <mrow>
                          <mn>2</mn>
                        </mrow>
                      </msup>
                      <mo stretchy="false">+</mo>
                      <mn>3x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n>0</mn>
                        <mo stretchy="false">+</mo>
                        <mn>1</mn>
                      </mrow>
                    </mrow>
                  </mrow>
                  <mrow>
                    <mrow>
                      <msup>
                        <mn>0</mn>
                        <mrow>
                          <mn>2</mn>
                        </mrow>
                      </msup>
                      <mo stretchy="false">+</mo>
                      <mn>3</mn>
                    </mrow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n>1</mn>
                    </mrow>
                  </mrow>
                  <mrow>
                    <mrow>
                      <mn>0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text>Undefined/Divergent</mtext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row>
                      <mfrac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row>
                            <msup>
                              <mi>x</mi>
                              <mrow>
                                <mn>2</mn>
                              </mrow>
                            </msup>
                            <mo stretchy="false">+</mo>
                            <mn>3x</mn>
                          </mrow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o stretchy="false">−</mo>
                      <mn>0.1</mn>
                    </mrow>
                  </mrow>
                </mtd>
                <mtd>
                  <mrow>
                    <mrow>
                      <mo stretchy="false">−</mo>
                      <mn>3.10345</mn>
                    </mrow>
                  </mrow>
                </mtd>
              </mtr>
              <mtr>
                <mtd>
                  <mrow>
                    <mrow>
                      <mo stretchy="false">−</mo>
                      <mn>0.01</mn>
                    </mrow>
                  </mrow>
                </mtd>
                <mtd>
                  <mrow>
                    <mrow>
                      <mo stretchy="false">−</mo>
                      <mn>33.11037</mn>
                    </mrow>
                  </mrow>
                </mtd>
              </mtr>
              <mtr>
                <mtd>
                  <mrow>
                    <mrow>
                      <mo stretchy="false">−</mo>
                      <mn>0.001</mn>
                    </mrow>
                  </mrow>
                </mtd>
                <mtd>
                  <mrow>
                    <mrow>
                      <mo stretchy="false">−</mo>
                      <mn>333.11104</mn>
                    </mrow>
                  </mrow>
                </mtd>
              </mtr>
              <mtr>
                <mtd>
                  <mrow>
                    <mrow>
                      <mo stretchy="false">−</mo>
                      <mn>0.0001</mn>
                    </mrow>
                  </mrow>
                </mtd>
                <mtd>
                  <mrow>
                    <mrow>
                      <mo stretchy="false">−</mo>
                      <mn>3333.1111</mn>
                    </mrow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text>undefined</mtext>
                  </mrow>
                </mtd>
              </mtr>
              <mtr>
                <mtd>
                  <mrow>
                    <mn>0.0001</mn>
                  </mrow>
                </mtd>
                <mtd>
                  <mrow>
                    <mn>3333.55555</mn>
                  </mrow>
                </mtd>
              </mtr>
              <mtr>
                <mtd>
                  <mrow>
                    <mn>0.001</mn>
                  </mrow>
                </mtd>
                <mtd>
                  <mrow>
                    <mn>333.55548</mn>
                  </mrow>
                </mtd>
              </mtr>
              <mtr>
                <mtd>
                  <mrow>
                    <mn>0.01</mn>
                  </mrow>
                </mtd>
                <mtd>
                  <mrow>
                    <mn>33.55482</mn>
                  </mrow>
                </mtd>
              </mtr>
              <mtr>
                <mtd>
                  <mrow>
                    <mn>0.1</mn>
                  </mrow>
                </mtd>
                <mtd>
                  <mrow>
                    <mn>3.54839</mn>
                  </mrow>
                </mtd>
              </mtr>
            </mtable>
          </mrow>
        </mtd>
      </mtr>
      <mtr>
        <mtd>
          <mrow>
            <mrow>
              <mrow>
                <mrow>
                  <munder>
                    <mi>lim</mi>
                    <mrow>
                      <mrow>
                        <mi>x</mi>
                        <mo stretchy="false">→</mo>
                        <mn>0</mn>
                      </mrow>
                    </mrow>
                  </munder>
                  <mrow>
                    <mo stretchy="false">+</mo>
                    <mrow>
                      <mfrac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row>
                            <msup>
                              <mi>x</mi>
                              <mrow>
                                <mn>2</mn>
                              </mrow>
                            </msup>
                            <mo stretchy="false">+</mo>
                            <mn>3x</mn>
                          </mrow>
                        </mrow>
                      </mfrac>
                    </mrow>
                  </mrow>
                </mrow>
                <mo stretchy="false">=</mo>
                <mi/>
              </mrow>
              <mo stretchy="false">∞</mo>
            </mrow>
          </mrow>
        </mtd>
      </mtr>
      <mtr>
        <mtd>
          <mrow>
            <mrow>
              <mrow>
                <mrow>
                  <munder>
                    <mi>lim</mi>
                    <mrow>
                      <mrow>
                        <mi>x</mi>
                        <mo stretchy="false">→</mo>
                        <mn>0</mn>
                      </mrow>
                    </mrow>
                  </munder>
                  <mrow>
                    <mo stretchy="false">−</mo>
                    <mrow>
                      <mfrac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row>
                            <msup>
                              <mi>x</mi>
                              <mrow>
                                <mn>2</mn>
                              </mrow>
                            </msup>
                            <mo stretchy="false">+</mo>
                            <mn>3x</mn>
                          </mrow>
                        </mrow>
                      </mfrac>
                    </mrow>
                  </mrow>
                </mrow>
                <mo stretchy="false">=</mo>
                <mrow>
                  <mi/>
                  <mo stretchy="false">−</mo>
                  <mo stretchy="false">∞</mo>
                </mrow>
              </mrow>
            </mrow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3</mn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2x</mn>
                      </mrow>
                      <mo stretchy="false">−</mo>
                      <mn>3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4x</mn>
                      </mrow>
                      <mo stretchy="false">+</mo>
                      <mn>3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i>x</mi>
                      <mo stretchy="false">+</mo>
                      <mn>1</mn>
                    </mrow>
                  </mrow>
                  <mrow>
                    <mrow>
                      <mi>x</mi>
                      <mo stretchy="false">−</mo>
                      <mn>1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n>3</mn>
                      <mo stretchy="false">+</mo>
                      <mn>1</mn>
                    </mrow>
                  </mrow>
                  <mrow>
                    <mrow>
                      <mn>3</mn>
                      <mo stretchy="false">−</mo>
                      <mn>1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4</mn>
                  </mrow>
                  <mrow>
                    <mn>2</mn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n>2</mn>
            </mrow>
          </mrow>
        </mtd>
      </mtr>
    </mtable>
    <annotation encoding="StarMath 5.0">lim csub{x toward 1} x^{2} + 3x - 5
newline
alignl{~= ~1 + 3 - 5}
newline
alignl{~= ~4 - 5}
newline
alignl{~= ~-1}
newline
newline
lim csub{x toward 0} x^{3} - 3x^{2} + x - 5
newline
alignl{~= ~0^{3}-3(0)^{2}+0-5}
newline
alignl{~= ~-5}
newline
newline
lim csub{x toward 0} {{x + 1} over {x^{2} + 3x}}
newline
alignl{~= ~{{ alignc{0+1}} over {0^{2}+3(0)}}}
newline
alignl{~= ~{{ alignc{1}} over {alignc{0}}}}
newline
alignl{~= ~"Undefined/Divergent"}
newline 
matrix{x # {{x + 1} over {x^{2} + 3x}} ## 
-0.1 # -3.10345 ## 
-0.01 # -33.11037 ## 
-0.001 # -333.11104 ##
-0.0001 # -3333.1111 ##
0 # "undefined" ##
0.0001 # 3333.55555 ##
0.001 # 333.55548 ##
0.01 # 33.55482 ##
0.1 # 3.54839}
newline
alignl{lim csub{x toward 0} +{{x + 1} over {x^{2} + 3x}}= ~%infinite}
newline
alignl{lim csub{x toward 0} -{{x + 1} over {x^{2} + 3x}}= ~-%infinite}
newline
newline
lim csub{x toward 3} {{x^{2} - 2x - 3} over {x^{2} - 4x + 3}}
newline
alignl{~= ~{{(x+1)(x-3)} over {(x-1)(x-3)}}}
newline
alignl{~= ~{{x+1} over {x-1}}}
newline
alignl{~= ~{{3+1} over {3-1}}}
newline
alignl{~= ~{{4} over {2}}}
newline
alignl{~= ~2}</annotation>
  </semantics>
</math>
</file>

<file path=Object 2/content.xml><?xml version="1.0" encoding="utf-8"?>
<math xmlns="http://www.w3.org/1998/Math/MathML">
  <semantics>
    <mrow>
      <mfrac>
        <mrow>
          <mn>0</mn>
        </mrow>
        <mrow>
          <mn>0</mn>
        </mrow>
      </mfrac>
    </mrow>
    <annotation encoding="StarMath 5.0">{0} over {0}</annotation>
  </semantics>
</math>
</file>

<file path=Object 3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>c</mi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{x toward c} {f(x)}</annotation>
  </semantics>
</math>
</file>

<file path=Object 4/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n>1</mn>
                    </mrow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n>8x</mn>
                      </mrow>
                      <mo stretchy="false">+</mo>
                      <mn>7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n>6x</mn>
                      </mrow>
                      <mo stretchy="false">+</mo>
                      <mn>5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7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5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i>x</mi>
                      <mo stretchy="false">+</mo>
                      <mn>7</mn>
                    </mrow>
                  </mrow>
                  <mrow>
                    <mrow>
                      <mi>x</mi>
                      <mo stretchy="false">+</mo>
                      <mn>5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o stretchy="false">−</mo>
                        <mn>1</mn>
                      </mrow>
                      <mo stretchy="false">+</mo>
                      <mn>7</mn>
                    </mrow>
                  </mrow>
                  <mrow>
                    <mrow>
                      <mrow>
                        <mo stretchy="false">−</mo>
                        <mn>1</mn>
                      </mrow>
                      <mo stretchy="false">+</mo>
                      <mn>5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6</mn>
                  </mrow>
                  <mrow>
                    <mn>4</mn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n>1</mn>
                <mfrac>
                  <mrow>
                    <mn>1</mn>
                  </mrow>
                  <mrow>
                    <mn>2</mn>
                  </mrow>
                </mfrac>
              </mrow>
            </mrow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2</mn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n>7x</mn>
                      </mrow>
                      <mo stretchy="false">+</mo>
                      <mn>10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4x</mn>
                      </mrow>
                      <mo stretchy="false">+</mo>
                      <mn>4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n>4</mn>
                        <mo stretchy="false">+</mo>
                        <mn>14</mn>
                      </mrow>
                      <mo stretchy="false">+</mo>
                      <mn>10</mn>
                    </mrow>
                  </mrow>
                  <mrow>
                    <mrow>
                      <mrow>
                        <mn>4</mn>
                        <mo stretchy="false">−</mo>
                        <mn>8</mn>
                      </mrow>
                      <mo stretchy="false">+</mo>
                      <mn>4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28</mn>
                  </mrow>
                  <mrow>
                    <mn>0</mn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text>undefined</mtext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row>
                      <mfrac>
                        <mrow>
                          <mrow>
                            <mrow>
                              <msup>
                                <mi>x</mi>
                                <mrow>
                                  <mn>2</mn>
                                </mrow>
                              </msup>
                              <mo stretchy="false">+</mo>
                              <mn>7x</mn>
                            </mrow>
                            <mo stretchy="false">+</mo>
                            <mn>10</mn>
                          </mrow>
                        </mrow>
                        <mrow>
                          <mrow>
                            <mrow>
                              <msup>
                                <mi>x</mi>
                                <mrow>
                                  <mn>2</mn>
                                </mrow>
                              </msup>
                              <mo stretchy="false">−</mo>
                              <mn>4x</mn>
                            </mrow>
                            <mo stretchy="false">+</mo>
                            <mn>4</mn>
                          </mrow>
                        </mrow>
                      </mfrac>
                    </mrow>
                  </mrow>
                </mtd>
              </mtr>
              <mtr>
                <mtd>
                  <mrow>
                    <mn>1.9</mn>
                  </mrow>
                </mtd>
                <mtd>
                  <mrow>
                    <mn>2691</mn>
                  </mrow>
                </mtd>
              </mtr>
              <mtr>
                <mtd>
                  <mrow>
                    <mn>1.99</mn>
                  </mrow>
                </mtd>
                <mtd>
                  <mrow>
                    <mn>278900</mn>
                  </mrow>
                </mtd>
              </mtr>
              <mtr>
                <mtd>
                  <mrow>
                    <mn>1.999</mn>
                  </mrow>
                </mtd>
                <mtd>
                  <mrow>
                    <mn>27989000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text>undefined</mtext>
                  </mrow>
                </mtd>
              </mtr>
              <mtr>
                <mtd>
                  <mrow>
                    <mn>2.001</mn>
                  </mrow>
                </mtd>
                <mtd>
                  <mrow>
                    <mn>28011000</mn>
                  </mrow>
                </mtd>
              </mtr>
              <mtr>
                <mtd>
                  <mrow>
                    <mn>2.01</mn>
                  </mrow>
                </mtd>
                <mtd>
                  <mrow>
                    <mn>281101</mn>
                  </mrow>
                </mtd>
              </mtr>
              <mtr>
                <mtd>
                  <mrow>
                    <mn>2.1</mn>
                  </mrow>
                </mtd>
                <mtd>
                  <mrow>
                    <mn>2911</mn>
                  </mrow>
                </mtd>
              </mtr>
            </mtable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2</mn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n>7x</mn>
                      </mrow>
                      <mo stretchy="false">+</mo>
                      <mn>10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4x</mn>
                      </mrow>
                      <mo stretchy="false">+</mo>
                      <mn>4</mn>
                    </mrow>
                  </mrow>
                </mfrac>
              </mrow>
            </mrow>
            <mrow>
              <mi/>
              <mo stretchy="false">≈</mo>
              <mn>28,000,000</mn>
            </mrow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2</mn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text>, where</mtext>
              </mrow>
            </mrow>
          </mrow>
        </mtd>
      </mtr>
      <mtr>
        <mtd>
          <mrow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=</mo>
                <mrow>
                  <mo stretchy="true">{</mo>
                  <mrow>
                    <mtable>
                      <mtr>
                        <mtd>
                          <mrow>
                            <mi/>
                            <mrow>
                              <mrow>
                                <mi>x</mi>
                                <mo stretchy="false">+</mo>
                                <mn>2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≤</mo>
                                  <mn>2</mn>
                                </mrow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i/>
                            <mrow>
                              <mrow>
                                <mn>3x</mn>
                                <mo stretchy="false">−</mo>
                                <mn>5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&gt;</mo>
                                  <mn>2</mn>
                                </mrow>
                              </mrow>
                            </mrow>
                          </mrow>
                        </mtd>
                      </mtr>
                    </mtable>
                  </mrow>
                </mrow>
              </mrow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td>
              </mtr>
              <mtr>
                <mtd>
                  <mrow>
                    <mn>1.9</mn>
                  </mrow>
                </mtd>
                <mtd>
                  <mrow>
                    <mn>3.9</mn>
                  </mrow>
                </mtd>
              </mtr>
              <mtr>
                <mtd>
                  <mrow>
                    <mn>1.99</mn>
                  </mrow>
                </mtd>
                <mtd>
                  <mrow>
                    <mn>3.99</mn>
                  </mrow>
                </mtd>
              </mtr>
              <mtr>
                <mtd>
                  <mrow>
                    <mn>1.999</mn>
                  </mrow>
                </mtd>
                <mtd>
                  <mrow>
                    <mn>3.999</mn>
                  </mrow>
                </mtd>
              </mtr>
              <mtr>
                <mtd>
                  <mrow>
                    <mn>2.001</mn>
                  </mrow>
                </mtd>
                <mtd>
                  <mrow>
                    <mn>1.003</mn>
                  </mrow>
                </mtd>
              </mtr>
              <mtr>
                <mtd>
                  <mrow>
                    <mn>2.01</mn>
                  </mrow>
                </mtd>
                <mtd>
                  <mrow>
                    <mn>1.03</mn>
                  </mrow>
                </mtd>
              </mtr>
              <mtr>
                <mtd>
                  <mrow>
                    <mn>2.1</mn>
                  </mrow>
                </mtd>
                <mtd>
                  <mrow>
                    <mn>1.3</mn>
                  </mrow>
                </mtd>
              </mtr>
            </mtable>
          </mrow>
        </mtd>
      </mtr>
    </mtable>
    <annotation encoding="StarMath 5.0">lim csub{x toward -1} {{x^{2} + 8x + 7} over {x^{2} + 6x + 5}}
newline
alignl{~= ~{{(x+7)(x+1)} over {(x+5)(x+1)}}}
newline
alignl{~= ~{{x+7} over {x+5}}}
newline
alignl{~= ~{{-1 + 7} over {-1 + 5}}}
newline
alignl{~= ~{{6} over {4}}}
newline
alignl{~= ~{1 {1} over {2}}}
newline
newline
lim csub{x toward 2} {{x^{2} + 7x + 10} over {x^{2} - 4x + 4}}
newline
alignl{~= ~{{alignc 4 + 14 + 10} over {alignc 4 - 8 + 4}}}
newline
alignl{~= ~{{28} over {alignc 0}}}
newline
alignl{~= ~"undefined"}
newline
matrix{x # {{x^{2} + 7x + 10} over {x^{2} - 4x + 4}} ## 
1.9 # 2691 ## 
1.99 # 278900 ## 
1.999 # 27989000 ##
2 # "undefined" ##
2.001 # 28011000 ##
2.01 # 281101 ##
2.1 # 2911}
newline
alignl lim csub{x toward 2} {{x^{2} + 7x + 10} over {x^{2} - 4x + 4}}~approx 28,000,000
newline
newline
lim csub{x toward 2} {f(x) ", where"} newline {f(x) = left lbrace binom
{~{x + 2} ~~~{alignr {x &lt;= 2}}}
{~{3x - 5} ~~~{alignr {x &gt; 2}}}
right none 
}
newline
matrix{x # f(x) ## 
1.9 # 3.9 ## 
1.99 # 3.99 ## 
1.999 # 3.999 ##
2.001 # 1.003 ##
2.01 # 1.03 ##
2.1 # 1.3}</annotation>
  </semantics>
</math>
</file>

<file path=Object 5/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n>3</mn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text>, where</mtext>
              </mrow>
            </mrow>
          </mrow>
        </mtd>
      </mtr>
      <mtr>
        <mtd>
          <mrow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=</mo>
                <mrow>
                  <mo stretchy="true">{</mo>
                  <mrow>
                    <mtable>
                      <mtr>
                        <mtd>
                          <mrow>
                            <mi/>
                            <mrow>
                              <mrow>
                                <mrow>
                                  <msup>
                                    <mi>x</mi>
                                    <mrow>
                                      <mn>2</mn>
                                    </mrow>
                                  </msup>
                                  <mo stretchy="false">−</mo>
                                  <mi>x</mi>
                                </mrow>
                                <mo stretchy="false">+</mo>
                                <mn>1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≤</mo>
                                  <mn>3</mn>
                                </mrow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i/>
                            <mrow>
                              <mrow>
                                <mn>2x</mn>
                                <mo stretchy="false">+</mo>
                                <mn>1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&gt;</mo>
                                  <mn>3</mn>
                                </mrow>
                              </mrow>
                            </mrow>
                          </mrow>
                        </mtd>
                      </mtr>
                    </mtable>
                  </mrow>
                </mrow>
              </mrow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td>
              </mtr>
              <mtr>
                <mtd>
                  <mrow>
                    <mn>2.9</mn>
                  </mrow>
                </mtd>
                <mtd>
                  <mrow>
                    <mn>6.51</mn>
                  </mrow>
                </mtd>
              </mtr>
              <mtr>
                <mtd>
                  <mrow>
                    <mn>2.99</mn>
                  </mrow>
                </mtd>
                <mtd>
                  <mrow>
                    <mn>6.9501</mn>
                  </mrow>
                </mtd>
              </mtr>
              <mtr>
                <mtd>
                  <mrow>
                    <mn>2.999</mn>
                  </mrow>
                </mtd>
                <mtd>
                  <mrow>
                    <mn>6.995001</mn>
                  </mrow>
                </mtd>
              </mtr>
              <mtr>
                <mtd>
                  <mrow>
                    <mn>3.001</mn>
                  </mrow>
                </mtd>
                <mtd>
                  <mrow>
                    <mn>7.002</mn>
                  </mrow>
                </mtd>
              </mtr>
              <mtr>
                <mtd>
                  <mrow>
                    <mn>3.01</mn>
                  </mrow>
                </mtd>
                <mtd>
                  <mrow>
                    <mn>7.02</mn>
                  </mrow>
                </mtd>
              </mtr>
              <mtr>
                <mtd>
                  <mrow>
                    <mn>3.1</mn>
                  </mrow>
                </mtd>
                <mtd>
                  <mrow>
                    <mn>7.2</mn>
                  </mrow>
                </mtd>
              </mtr>
            </mtable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0</mn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text>, where</mtext>
              </mrow>
            </mrow>
          </mrow>
        </mtd>
      </mtr>
      <mtr>
        <mtd>
          <mrow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=</mo>
                <mrow>
                  <mo stretchy="true">{</mo>
                  <mrow>
                    <mtable>
                      <mtr>
                        <mtd>
                          <mrow>
                            <mi/>
                            <mrow>
                              <mi>cos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≤</mo>
                                  <mn>0</mn>
                                </mrow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i/>
                            <mrow>
                              <mrow>
                                <mrow>
                                  <msup>
                                    <mi>x</mi>
                                    <mrow>
                                      <mn>2</mn>
                                    </mrow>
                                  </msup>
                                  <mo stretchy="false">+</mo>
                                  <mn>3x</mn>
                                </mrow>
                                <mo stretchy="false">+</mo>
                                <mn>1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&gt;</mo>
                                  <mn>0</mn>
                                </mrow>
                              </mrow>
                            </mrow>
                          </mrow>
                        </mtd>
                      </mtr>
                    </mtable>
                  </mrow>
                </mrow>
              </mrow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td>
              </mtr>
              <mtr>
                <mtd>
                  <mrow>
                    <mrow>
                      <mo stretchy="false">−</mo>
                      <mn>0.1</mn>
                    </mrow>
                  </mrow>
                </mtd>
                <mtd>
                  <mrow>
                    <mn>0.995004</mn>
                  </mrow>
                </mtd>
              </mtr>
              <mtr>
                <mtd>
                  <mrow>
                    <mrow>
                      <mo stretchy="false">−</mo>
                      <mn>0.01</mn>
                    </mrow>
                  </mrow>
                </mtd>
                <mtd>
                  <mrow>
                    <mn>0.99995</mn>
                  </mrow>
                </mtd>
              </mtr>
              <mtr>
                <mtd>
                  <mrow>
                    <mrow>
                      <mo stretchy="false">−</mo>
                      <mn>0.001</mn>
                    </mrow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.001</mn>
                  </mrow>
                </mtd>
                <mtd>
                  <mrow>
                    <mn>1.003001</mn>
                  </mrow>
                </mtd>
              </mtr>
              <mtr>
                <mtd>
                  <mrow>
                    <mn>0.01</mn>
                  </mrow>
                </mtd>
                <mtd>
                  <mrow>
                    <mn>1.0301</mn>
                  </mrow>
                </mtd>
              </mtr>
              <mtr>
                <mtd>
                  <mrow>
                    <mn>0.1</mn>
                  </mrow>
                </mtd>
                <mtd>
                  <mrow>
                    <mn>1.31</mn>
                  </mrow>
                </mtd>
              </mtr>
            </mtable>
          </mrow>
        </mtd>
      </mtr>
      <mtr>
        <mtd/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frac>
                        <mrow>
                          <mo stretchy="false">π</mo>
                        </mrow>
                        <mrow>
                          <mn>2</mn>
                        </mrow>
                      </mfrac>
                    </mrow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text>, where</mtext>
              </mrow>
            </mrow>
          </mrow>
        </mtd>
      </mtr>
      <mtr>
        <mtd>
          <mrow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=</mo>
                <mrow>
                  <mo stretchy="true">{</mo>
                  <mrow>
                    <mtable>
                      <mtr>
                        <mtd>
                          <mrow>
                            <mi/>
                            <mrow>
                              <mi>sin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≤</mo>
                                  <mrow>
                                    <mfrac>
                                      <mrow>
                                        <mo stretchy="false">π</mo>
                                      </mrow>
                                      <mrow>
                                        <mn>2</mn>
                                      </mrow>
                                    </mfrac>
                                  </mrow>
                                </mrow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i/>
                            <mrow>
                              <mi>cos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&gt;</mo>
                                  <mrow>
                                    <mfrac>
                                      <mrow>
                                        <mo stretchy="false">π</mo>
                                      </mrow>
                                      <mrow>
                                        <mn>2</mn>
                                      </mrow>
                                    </mfrac>
                                  </mrow>
                                </mrow>
                              </mrow>
                            </mrow>
                          </mrow>
                        </mtd>
                      </mtr>
                    </mtable>
                  </mrow>
                </mrow>
              </mrow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−</mo>
                      <mn>0.1</mn>
                    </mrow>
                  </mrow>
                </mtd>
                <mtd>
                  <mrow>
                    <mn>0.995004</mn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−</mo>
                      <mn>0.01</mn>
                    </mrow>
                  </mrow>
                </mtd>
                <mtd>
                  <mrow>
                    <mn>0.99995</mn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−</mo>
                      <mn>0.001</mn>
                    </mrow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+</mo>
                      <mn>0.001</mn>
                    </mrow>
                  </mrow>
                </mtd>
                <mtd>
                  <mrow>
                    <mrow>
                      <mo stretchy="false">−</mo>
                      <mn>0.001</mn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+</mo>
                      <mn>0.01</mn>
                    </mrow>
                  </mrow>
                </mtd>
                <mtd>
                  <mrow>
                    <mrow>
                      <mo stretchy="false">−</mo>
                      <mn>0.01</mn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+</mo>
                      <mn>0.1</mn>
                    </mrow>
                  </mrow>
                </mtd>
                <mtd>
                  <mrow>
                    <mrow>
                      <mo stretchy="false">−</mo>
                      <mn>0.099833</mn>
                    </mrow>
                  </mrow>
                </mtd>
              </mtr>
            </mtable>
          </mrow>
        </mtd>
      </mtr>
    </mtable>
    <annotation encoding="StarMath 5.0">lim csub{x toward 3} {f(x) ", where"} newline {f(x) = left lbrace binom
{~{x^{2} - x + 1} ~~{alignr {x &lt;= 3}}}
{~{2x + 1} ~~~~~{alignr {x &gt; 3}}}
right none 
}
newline
matrix{x # f(x) ## 
2.9 # 6.51 ## 
2.99 # 6.9501 ## 
2.999 # 6.995001 ##
3.001 # 7.002 ##
3.01 # 7.02 ##
3.1 # 7.2}
newline
newline
lim csub{x toward 0} {f(x) ", where"} newline {f(x) = left lbrace binom
{~{cos(x)} ~~~~~~{alignr {x &lt;= 0}}}
{~{x^{2} + 3x + 1} ~~~{alignr {x &gt; 0}}}
right none 
}
newline
matrix{x # f(x) ## 
-0.1 # 0.995004 ## 
-0.01 # 0.99995 ## 
-0.001 # 1 ##
0.001 # 1.003001 ##
0.01 # 1.0301 ##
0.1 # 1.31}
newline
newline
lim csub{x toward {{%pi} over {2}}} {f(x) ", where"} newline {f(x) = left lbrace binom
{~{sin(x)} ~~~{alignr {x &lt;= {{%pi} over {2}}}}}
{~{cos(x)} ~~~{alignr {x &gt; {{%pi} over {2}}}}}
right none 
}
newline
matrix{x # f(x) ## 
{{%pi} over {2}}-0.1 # 0.995004 ## 
{{%pi} over {2}}-0.01 # 0.99995 ## 
{{%pi} over {2}}-0.001 # 1 ##
{{%pi} over {2}}+0.001 # -0.001 ##
{{%pi} over {2}}+0.01 # -0.01 ##
{{%pi} over {2}}+0.1 # -0.099833}</annotation>
  </semantics>
</math>
</file>